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cd07" officeooo:paragraph-rsid="0010cd07"/>
    </style:style>
    <style:style style:name="P2" style:family="paragraph" style:parent-style-name="Standard">
      <style:paragraph-properties fo:text-align="center" style:justify-single-word="false"/>
      <style:text-properties officeooo:rsid="0013eb3c" officeooo:paragraph-rsid="0013eb3c"/>
    </style:style>
    <style:style style:name="P3" style:family="paragraph" style:parent-style-name="Standard">
      <style:paragraph-properties fo:text-align="start" style:justify-single-word="false"/>
      <style:text-properties officeooo:rsid="0013eb3c" officeooo:paragraph-rsid="0013eb3c"/>
    </style:style>
    <style:style style:name="P4" style:family="paragraph" style:parent-style-name="Standard">
      <style:paragraph-properties fo:text-align="start" style:justify-single-word="false"/>
      <style:text-properties officeooo:rsid="00152563" officeooo:paragraph-rsid="00152563"/>
    </style:style>
    <style:style style:name="P5" style:family="paragraph" style:parent-style-name="Standard">
      <style:paragraph-properties fo:text-align="start" style:justify-single-word="false"/>
      <style:text-properties fo:color="#ff3838" officeooo:rsid="0013eb3c" officeooo:paragraph-rsid="0013eb3c"/>
    </style:style>
    <style:style style:name="P6" style:family="paragraph" style:parent-style-name="Standard">
      <style:paragraph-properties fo:text-align="start" style:justify-single-word="false"/>
      <style:text-properties fo:color="#ff3838" officeooo:rsid="00152563" officeooo:paragraph-rsid="00152563"/>
    </style:style>
    <style:style style:name="P7" style:family="paragraph" style:parent-style-name="Standard">
      <style:paragraph-properties fo:text-align="start" style:justify-single-word="false"/>
      <style:text-properties officeooo:rsid="001636ce" officeooo:paragraph-rsid="001636ce"/>
    </style:style>
    <style:style style:name="T1" style:family="text">
      <style:text-properties officeooo:rsid="00152563"/>
    </style:style>
    <style:style style:name="T2" style:family="text">
      <style:text-properties fo:color="#ff3838"/>
    </style:style>
    <style:style style:name="T3" style:family="text">
      <style:text-properties fo:color="#ff3838" officeooo:rsid="001636ce"/>
    </style:style>
    <style:style style:name="T4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novan McCarthy </text:p>
      <text:p text:style-name="P1"/>
      <text:p text:style-name="P1">Eric Charnesky </text:p>
      <text:p text:style-name="P1"/>
      <text:p text:style-name="P1">CIS 200</text:p>
      <text:p text:style-name="P1"/>
      <text:p text:style-name="P1">5/14/19</text:p>
      <text:p text:style-name="P1"/>
      <text:p text:style-name="P1"/>
      <text:p text:style-name="P2">Exceptions</text:p>
      <text:p text:style-name="P3">-Don’t do what Zybooks says </text:p>
      <text:p text:style-name="P3">-<text:span text:style-name="T1">stoi(): string to int</text:span></text:p>
      <text:p text:style-name="P5">_____________________________</text:p>
      <text:p text:style-name="P3">-<text:span text:style-name="T1">Try</text:span></text:p>
      <text:p text:style-name="P4">{</text:p>
      <text:p text:style-name="P4">//Thing that might crash </text:p>
      <text:p text:style-name="P4">{</text:p>
      <text:p text:style-name="P4">catch ( runtime_error &amp;excpt)</text:p>
      <text:p text:style-name="P4">{<text:line-break/>// When it crashes this part will run </text:p>
      <text:p text:style-name="P4">cout &lt;&lt; excpt.what() &lt;&lt; endl; </text:p>
      <text:p text:style-name="P4">}</text:p>
      <text:p text:style-name="P6"><text:s/>_____________________</text:p>
      <text:p text:style-name="P4"><text:tab/></text:p>
      <text:p text:style-name="P4">-Use bool, it works the best </text:p>
      <text:p text:style-name="P7"><text:span text:style-name="T2"/></text:p>
      <text:p text:style-name="P7"><text:span text:style-name="T2"/></text:p>
      <text:p text:style-name="P7"><text:span text:style-name="T2">-</text:span></text:p>
      <text:p text:style-name="P7"><text:span text:style-name="T2">- </text:span><text:span text:style-name="T4">Throw invalid_arguement(“message”)</text:span></text:p>
      <text:p text:style-name="P7"><text:span text:style-name="T4">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09:16:58.242000000</meta:creation-date>
    <dc:date>2019-05-14T10:47:38.313000000</dc:date>
    <meta:editing-duration>PT29M47S</meta:editing-duration>
    <meta:editing-cycles>2</meta:editing-cycles>
    <meta:generator>LibreOffice/6.1.6.3$Windows_X86_64 LibreOffice_project/5896ab1714085361c45cf540f76f60673dd96a72</meta:generator>
    <meta:document-statistic meta:table-count="0" meta:image-count="0" meta:object-count="0" meta:page-count="1" meta:paragraph-count="22" meta:word-count="56" meta:character-count="356" meta:non-whitespace-character-count="312"/>
  </office:meta>
</office:document-meta>
</file>